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be9cd" officeooo:paragraph-rsid="001be9cd"/>
    </style:style>
    <style:style style:name="P2" style:family="paragraph" style:parent-style-name="First_20_line_20_indent">
      <style:text-properties fo:language="hu" fo:country="HU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First_20_line_20_indent">
      <style:text-properties fo:language="hu" fo:country="HU" fo:font-style="italic" fo:font-weight="bold" officeooo:paragraph-rsid="002993d3" style:font-style-asian="italic" style:font-weight-asian="bold" style:font-style-complex="italic" style:font-weight-complex="bold"/>
    </style:style>
    <style:style style:name="P4" style:family="paragraph" style:parent-style-name="Hanging_20_indent">
      <style:text-properties fo:language="hu" fo:country="HU" fo:font-style="italic" fo:font-weight="bold" officeooo:rsid="003e97b0" officeooo:paragraph-rsid="003e97b0" style:font-style-asian="italic" style:font-weight-asian="bold" style:font-style-complex="italic" style:font-weight-complex="bold"/>
    </style:style>
    <style:style style:name="P5" style:family="paragraph" style:parent-style-name="Hanging_20_indent">
      <style:text-properties fo:language="hu" fo:country="HU" fo:font-style="italic" fo:font-weight="bold" officeooo:rsid="003e97b0" officeooo:paragraph-rsid="00439e4e" style:font-style-asian="italic" style:font-weight-asian="bold" style:font-style-complex="italic" style:font-weight-complex="bold"/>
    </style:style>
    <style:style style:name="P6" style:family="paragraph" style:parent-style-name="Hanging_20_indent">
      <style:text-properties fo:language="hu" fo:country="HU" fo:font-style="italic" fo:font-weight="bold" officeooo:rsid="003e97b0" officeooo:paragraph-rsid="004e9c29" style:font-style-asian="italic" style:font-weight-asian="bold" style:font-style-complex="italic" style:font-weight-complex="bold"/>
    </style:style>
    <style:style style:name="P7" style:family="paragraph" style:parent-style-name="First_20_line_20_indent">
      <style:text-properties fo:language="hu" fo:country="HU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First_20_line_20_indent">
      <style:text-properties fo:language="hu" fo:country="HU" officeooo:paragraph-rsid="001e5a07" style:language-asian="zxx" style:country-asian="none" style:language-complex="zxx" style:country-complex="none"/>
    </style:style>
    <style:style style:name="P9" style:family="paragraph" style:parent-style-name="Hanging_20_indent">
      <style:paragraph-properties fo:margin-left="0.1972in" fo:margin-right="0in" fo:text-indent="0in" style:auto-text-indent="false"/>
      <style:text-properties fo:language="hu" fo:country="HU" officeooo:rsid="001e5a07" officeooo:paragraph-rsid="001e5a07" style:language-asian="zxx" style:country-asian="none" style:language-complex="zxx" style:country-complex="none"/>
    </style:style>
    <style:style style:name="P10" style:family="paragraph" style:parent-style-name="Title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11" style:family="paragraph" style:parent-style-name="Text_20_body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12" style:family="paragraph" style:parent-style-name="Text_20_body">
      <style:text-properties fo:language="hu" fo:country="HU" officeooo:rsid="001be9cd" officeooo:paragraph-rsid="0038da91" style:language-asian="zxx" style:country-asian="none" style:language-complex="zxx" style:country-complex="none"/>
    </style:style>
    <style:style style:name="P13" style:family="paragraph" style:parent-style-name="Text_20_body">
      <style:text-properties fo:language="hu" fo:country="HU" officeooo:rsid="001be9cd" style:language-asian="zxx" style:country-asian="none" style:language-complex="zxx" style:country-complex="none"/>
    </style:style>
    <style:style style:name="P14" style:family="paragraph" style:parent-style-name="Text_20_body">
      <style:text-properties fo:language="hu" fo:country="HU" officeooo:rsid="003b737c" officeooo:paragraph-rsid="003c08d1" style:language-asian="zxx" style:country-asian="none" style:language-complex="zxx" style:country-complex="none"/>
    </style:style>
    <style:style style:name="P15" style:family="paragraph" style:parent-style-name="Hanging_20_indent">
      <style:text-properties fo:language="hu" fo:country="HU"/>
    </style:style>
    <style:style style:name="P16" style:family="paragraph" style:parent-style-name="Hanging_20_indent">
      <style:text-properties fo:language="hu" fo:country="HU" officeooo:paragraph-rsid="00267f86"/>
    </style:style>
    <style:style style:name="P17" style:family="paragraph" style:parent-style-name="Hanging_20_indent">
      <style:paragraph-properties fo:text-align="start" style:justify-single-word="false"/>
      <style:text-properties fo:language="hu" fo:country="HU" officeooo:paragraph-rsid="0027e700"/>
    </style:style>
    <style:style style:name="P18" style:family="paragraph" style:parent-style-name="Hanging_20_indent">
      <style:paragraph-properties fo:text-align="start" style:justify-single-word="false"/>
      <style:text-properties fo:language="hu" fo:country="HU" fo:font-style="normal" officeooo:rsid="002993d3" officeooo:paragraph-rsid="002993d3" style:font-style-asian="normal" style:font-style-complex="normal"/>
    </style:style>
    <style:style style:name="P19" style:family="paragraph" style:parent-style-name="First_20_line_20_indent">
      <style:paragraph-properties fo:margin-left="0in" fo:margin-right="0in" fo:text-indent="0in" style:auto-text-indent="false"/>
      <style:text-properties fo:language="hu" fo:country="HU" officeooo:rsid="00267f86" officeooo:paragraph-rsid="00267f86"/>
    </style:style>
    <style:style style:name="P20" style:family="paragraph" style:parent-style-name="Text_20_body">
      <style:text-properties fo:language="hu" fo:country="HU"/>
    </style:style>
    <style:style style:name="P21" style:family="paragraph" style:parent-style-name="Text_20_body">
      <style:text-properties fo:language="hu" fo:country="HU" officeooo:rsid="003b737c" officeooo:paragraph-rsid="003c08d1"/>
    </style:style>
    <style:style style:name="P22" style:family="paragraph" style:parent-style-name="First_20_line_20_indent">
      <style:text-properties fo:language="hu" fo:country="HU"/>
    </style:style>
    <style:style style:name="P23" style:family="paragraph" style:parent-style-name="First_20_line_20_indent">
      <style:text-properties fo:language="hu" fo:country="HU" officeooo:paragraph-rsid="0053c894"/>
    </style:style>
    <style:style style:name="P24" style:family="paragraph" style:parent-style-name="Hanging_20_indent">
      <style:text-properties fo:language="hu" fo:country="HU" officeooo:rsid="003e97b0" officeooo:paragraph-rsid="003e97b0"/>
    </style:style>
    <style:style style:name="P25" style:family="paragraph" style:parent-style-name="Hanging_20_indent">
      <style:text-properties fo:language="hu" fo:country="HU" officeooo:paragraph-rsid="00439e4e"/>
    </style:style>
    <style:style style:name="P26" style:family="paragraph" style:parent-style-name="Hanging_20_indent">
      <style:text-properties fo:language="hu" fo:country="HU" officeooo:rsid="00439e4e" officeooo:paragraph-rsid="00439e4e"/>
    </style:style>
    <style:style style:name="P27" style:family="paragraph" style:parent-style-name="First_20_line_20_indent">
      <style:text-properties fo:language="hu" fo:country="HU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Heading_20_5">
      <style:text-properties fo:language="hu" fo:country="HU"/>
    </style:style>
    <style:style style:name="P29" style:family="paragraph" style:parent-style-name="Heading_20_5">
      <style:text-properties fo:language="hu" fo:country="HU" officeooo:paragraph-rsid="003a92e7"/>
    </style:style>
    <style:style style:name="P30" style:family="paragraph" style:parent-style-name="Heading_20_5">
      <style:text-properties fo:language="hu" fo:country="HU" officeooo:paragraph-rsid="00382354"/>
    </style:style>
    <style:style style:name="P31" style:family="paragraph" style:parent-style-name="Text_20_body" style:list-style-name="L1">
      <style:text-properties fo:language="hu" fo:country="HU" officeooo:rsid="001be9cd" officeooo:paragraph-rsid="001be9cd" style:language-asian="zxx" style:country-asian="none" style:language-complex="zxx" style:country-complex="none"/>
    </style:style>
    <style:style style:name="P32" style:family="paragraph">
      <style:paragraph-properties fo:margin-left="0.1972in" fo:margin-right="0in" fo:text-indent="0in"/>
    </style:style>
    <style:style style:name="P33" style:family="paragraph">
      <loext:graphic-properties draw:fill="solid" draw:fill-color="#666666" draw:opacity="20%"/>
      <style:paragraph-properties fo:margin-left="0.1972in" fo:margin-right="0in" fo:text-indent="0in" style:writing-mode="lr-tb"/>
      <style:text-properties fo:font-size="12pt"/>
    </style:style>
    <style:style style:name="T1" style:family="text">
      <style:text-properties officeooo:rsid="001be9cd"/>
    </style:style>
    <style:style style:name="T2" style:family="text">
      <style:text-properties fo:language="hu" fo:country="HU" officeooo:rsid="004d53c7"/>
    </style:style>
    <style:style style:name="T3" style:family="text">
      <style:text-properties fo:language="hu" fo:country="HU" officeooo:rsid="006f625f"/>
    </style:style>
    <style:style style:name="T4" style:family="text">
      <style:text-properties fo:language="hu" fo:country="HU" officeooo:rsid="0070dd05"/>
    </style:style>
    <style:style style:name="T5" style:family="text">
      <style:text-properties officeooo:rsid="001e5a07"/>
    </style:style>
    <style:style style:name="T6" style:family="text">
      <style:text-properties officeooo:rsid="00249827"/>
    </style:style>
    <style:style style:name="T7" style:family="text">
      <style:text-properties fo:font-style="italic" officeooo:rsid="00249827" style:font-style-asian="italic" style:font-style-complex="italic"/>
    </style:style>
    <style:style style:name="T8" style:family="text">
      <style:text-properties fo:font-style="italic" officeooo:rsid="00267f86" style:font-style-asian="italic" style:font-style-complex="italic"/>
    </style:style>
    <style:style style:name="T9" style:family="text">
      <style:text-properties fo:font-style="italic" officeooo:rsid="002f5612" style:font-style-asian="italic" style:font-style-complex="italic"/>
    </style:style>
    <style:style style:name="T10" style:family="text">
      <style:text-properties fo:font-style="italic" officeooo:rsid="0030fc2d" style:font-style-asian="italic" style:font-style-complex="italic"/>
    </style:style>
    <style:style style:name="T11" style:family="text">
      <style:text-properties fo:font-style="italic" officeooo:rsid="00343aed" style:font-style-asian="italic" style:font-style-complex="italic"/>
    </style:style>
    <style:style style:name="T12" style:family="text">
      <style:text-properties fo:font-style="italic" officeooo:rsid="004eb29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67f86" style:font-style-asian="normal" style:font-style-complex="normal"/>
    </style:style>
    <style:style style:name="T16" style:family="text">
      <style:text-properties fo:font-style="normal" officeooo:rsid="0027e700" style:font-style-asian="normal" style:font-style-complex="normal"/>
    </style:style>
    <style:style style:name="T17" style:family="text">
      <style:text-properties fo:font-style="normal" officeooo:rsid="0030fc2d" style:font-style-asian="normal" style:font-style-complex="normal"/>
    </style:style>
    <style:style style:name="T18" style:family="text">
      <style:text-properties fo:font-style="normal" officeooo:rsid="0032873f" style:font-style-asian="normal" style:font-style-complex="normal"/>
    </style:style>
    <style:style style:name="T19" style:family="text">
      <style:text-properties fo:font-style="normal" officeooo:rsid="00342522" style:font-style-asian="normal" style:font-style-complex="normal"/>
    </style:style>
    <style:style style:name="T20" style:family="text">
      <style:text-properties fo:font-style="normal" officeooo:rsid="00343aed" style:font-style-asian="normal" style:font-style-complex="normal"/>
    </style:style>
    <style:style style:name="T21" style:family="text">
      <style:text-properties fo:font-style="normal" officeooo:rsid="0035afab" style:font-style-asian="normal" style:font-style-complex="normal"/>
    </style:style>
    <style:style style:name="T22" style:family="text">
      <style:text-properties fo:font-style="normal" officeooo:rsid="0040861e" style:font-style-asian="normal" style:font-style-complex="normal"/>
    </style:style>
    <style:style style:name="T23" style:family="text">
      <style:text-properties fo:font-style="normal" officeooo:rsid="004eb29e" style:font-style-asian="normal" style:font-style-complex="normal"/>
    </style:style>
    <style:style style:name="T24" style:family="text">
      <style:text-properties fo:font-style="normal" officeooo:rsid="004edc5e" style:font-style-asian="normal" style:font-style-complex="normal"/>
    </style:style>
    <style:style style:name="T25" style:family="text">
      <style:text-properties fo:font-style="normal" officeooo:rsid="006a0d07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0861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31d3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39e4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0fc2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e9c2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dcf87" style:font-style-asian="normal" style:font-weight-asian="normal" style:font-style-complex="normal" style:font-weight-complex="normal"/>
    </style:style>
    <style:style style:name="T33" style:family="text">
      <style:text-properties officeooo:rsid="00267f86"/>
    </style:style>
    <style:style style:name="T34" style:family="text">
      <style:text-properties style:language-asian="zxx" style:country-asian="none" style:language-complex="zxx" style:country-complex="none"/>
    </style:style>
    <style:style style:name="T35" style:family="text">
      <style:text-properties officeooo:rsid="001be9cd" style:language-asian="zxx" style:country-asian="none" style:language-complex="zxx" style:country-complex="none"/>
    </style:style>
    <style:style style:name="T36" style:family="text">
      <style:text-properties officeooo:rsid="0038da91" style:language-asian="zxx" style:country-asian="none" style:language-complex="zxx" style:country-complex="none"/>
    </style:style>
    <style:style style:name="T37" style:family="text">
      <style:text-properties officeooo:rsid="005e1366" style:language-asian="zxx" style:country-asian="none" style:language-complex="zxx" style:country-complex="none"/>
    </style:style>
    <style:style style:name="T38" style:family="text">
      <style:text-properties officeooo:rsid="005f6f9b" style:language-asian="zxx" style:country-asian="none" style:language-complex="zxx" style:country-complex="none"/>
    </style:style>
    <style:style style:name="T39" style:family="text">
      <style:text-properties officeooo:rsid="0027e700"/>
    </style:style>
    <style:style style:name="T40" style:family="text">
      <style:text-properties officeooo:rsid="002993d3"/>
    </style:style>
    <style:style style:name="T41" style:family="text">
      <style:text-properties officeooo:rsid="002ccdec"/>
    </style:style>
    <style:style style:name="T42" style:family="text">
      <style:text-properties officeooo:rsid="002e427a"/>
    </style:style>
    <style:style style:name="T43" style:family="text">
      <style:text-properties officeooo:rsid="002f5612"/>
    </style:style>
    <style:style style:name="T44" style:family="text">
      <style:text-properties officeooo:rsid="0030fc2d"/>
    </style:style>
    <style:style style:name="T45" style:family="text">
      <style:text-properties officeooo:rsid="003220ce"/>
    </style:style>
    <style:style style:name="T46" style:family="text">
      <style:text-properties officeooo:rsid="0033e9e7"/>
    </style:style>
    <style:style style:name="T47" style:family="text">
      <style:text-properties officeooo:rsid="00343178"/>
    </style:style>
    <style:style style:name="T48" style:family="text">
      <style:text-properties officeooo:rsid="00343aed"/>
    </style:style>
    <style:style style:name="T49" style:family="text">
      <style:text-properties officeooo:rsid="0035e2cd"/>
    </style:style>
    <style:style style:name="T50" style:family="text">
      <style:text-properties officeooo:rsid="00369e5d"/>
    </style:style>
    <style:style style:name="T51" style:family="text">
      <style:text-properties fo:font-weight="normal" officeooo:rsid="00431d33" style:font-weight-asian="normal" style:font-weight-complex="normal"/>
    </style:style>
    <style:style style:name="T52" style:family="text">
      <style:text-properties fo:font-weight="normal" officeooo:rsid="002f5612" style:font-weight-asian="normal" style:font-weight-complex="normal"/>
    </style:style>
    <style:style style:name="T53" style:family="text">
      <style:text-properties fo:font-weight="normal" officeooo:rsid="0030fc2d" style:font-weight-asian="normal" style:font-weight-complex="normal"/>
    </style:style>
    <style:style style:name="T54" style:family="text">
      <style:text-properties officeooo:rsid="004186c4"/>
    </style:style>
    <style:style style:name="T55" style:family="text">
      <style:text-properties officeooo:rsid="00431d33"/>
    </style:style>
    <style:style style:name="T56" style:family="text">
      <style:text-properties officeooo:rsid="00439e4e"/>
    </style:style>
    <style:style style:name="T57" style:family="text">
      <style:text-properties officeooo:rsid="0040861e"/>
    </style:style>
    <style:style style:name="T58" style:family="text">
      <style:text-properties officeooo:rsid="004581c3"/>
    </style:style>
    <style:style style:name="T59" style:family="text">
      <style:text-properties officeooo:rsid="0046b95f"/>
    </style:style>
    <style:style style:name="T60" style:family="text">
      <style:text-properties officeooo:rsid="004863b8"/>
    </style:style>
    <style:style style:name="T61" style:family="text">
      <style:text-properties officeooo:rsid="0049c573"/>
    </style:style>
    <style:style style:name="T62" style:family="text">
      <style:text-properties officeooo:rsid="004e9c29"/>
    </style:style>
    <style:style style:name="T63" style:family="text">
      <style:text-properties officeooo:rsid="004eb29e"/>
    </style:style>
    <style:style style:name="T64" style:family="text">
      <style:text-properties officeooo:rsid="00507d14"/>
    </style:style>
    <style:style style:name="T65" style:family="text">
      <style:text-properties officeooo:rsid="0052aebd"/>
    </style:style>
    <style:style style:name="T66" style:family="text">
      <style:text-properties officeooo:rsid="0053c894"/>
    </style:style>
    <style:style style:name="T67" style:family="text">
      <style:text-properties officeooo:rsid="00550f24"/>
    </style:style>
    <style:style style:name="T68" style:family="text">
      <style:text-properties officeooo:rsid="00581e6a"/>
    </style:style>
    <style:style style:name="T69" style:family="text">
      <style:text-properties officeooo:rsid="00584e50"/>
    </style:style>
    <style:style style:name="T70" style:family="text">
      <style:text-properties officeooo:rsid="0059b9b0"/>
    </style:style>
    <style:style style:name="T71" style:family="text">
      <style:text-properties officeooo:rsid="005fcb70"/>
    </style:style>
    <style:style style:name="T72" style:family="text">
      <style:text-properties officeooo:rsid="006179c1"/>
    </style:style>
    <style:style style:name="T73" style:family="text">
      <style:text-properties officeooo:rsid="0062f9c1"/>
    </style:style>
    <style:style style:name="T74" style:family="text">
      <style:text-properties officeooo:rsid="0069af17"/>
    </style:style>
    <style:style style:name="T75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666666" draw:opacity="20%" fo:min-height="0.5756in" draw:shadow-offset-x="0.1201in" draw:shadow-offset-y="0.1201in" draw:shadow-opacity="20%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666666" draw:opacity="20%" fo:min-height="0.2299in" draw:shadow-offset-x="0.1201in" draw:shadow-offset-y="0.1201in" draw:shadow-opacity="20%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kumentáció</text:p>
      <text:list xml:id="list4050823812" text:style-name="L1">
        <text:list-header>
          <text:p text:style-name="P31"/>
        </text:list-header>
        <text:list-item>
          <text:p text:style-name="P31">A használandó fordítóprogram és annak szükséges kapcsolói</text:p>
        </text:list-item>
        <text:list-item>
          <text:p text:style-name="P31">Rendszerkövetelmények</text:p>
        </text:list-item>
        <text:list-item>
          <text:p text:style-name="P31">Felhasználói útmutatás a programhoz</text:p>
        </text:list-item>
        <text:list-item>
          <text:p text:style-name="P31">A program által visszaadott értékek magyarázatát</text:p>
        </text:list-item>
        <text:list-item>
          <text:p text:style-name="P31"><text:span text:style-name="T64">A</text:span>lprogramok rövid leírás<text:span text:style-name="T64">a</text:span> </text:p>
        </text:list-item>
      </text:list>
      <text:p text:style-name="P11"/>
      <text:h text:style-name="P28" text:outline-level="5">1. A használandó fordítóprogram és annak szükséges kapcsolói</text:h>
      <text:p text:style-name="P8">A programot a GCC azaz GNU Compiler Collection <text:span text:style-name="T66">(</text:span><text:span text:style-name="T68">v</text:span><text:span text:style-name="T66">erzió: 11.3.0)</text:span> fordítóprogrammal tudju<text:span text:style-name="T5">k <text:s/></text:span><text:span text:style-name="T66">l</text:span>efordítani <text:span text:style-name="T5">a következő szükséges kapcsolókkal:</text:span></text:p>
      <text:p text:style-name="P9"><draw:frame text:anchor-type="paragraph" draw:z-index="0" draw:name="Text Frame 1" draw:style-name="gr2" draw:text-style-name="P33" svg:width="3.2067in" svg:height="0.2303in" svg:x="1.7429in" svg:y="0in"><draw:text-box><text:p text:style-name="P32"><text:span text:style-name="T75">gcc main.c utils.c -o chart </text:span><text:span text:style-name="T75">-lm -fopenmp <text:s text:c="2"/></text:span></text:p></draw:text-box></draw:frame></text:p>
      <text:h text:style-name="P29" text:outline-level="5">2. <text:span text:style-name="T1">Rendszerkövetelmények<text:line-break/></text:span></text:h>
      <text:p text:style-name="P23">Operációs rendszer: <text:span text:style-name="T65">Linux (</text:span><text:span text:style-name="T46">ajánlott a legújabb Ubuntu LTS verzió)</text:span></text:p>
      <text:p text:style-name="P23"><text:span text:style-name="T66">Tárhely: </text:span><text:span text:style-name="T67">Legalább </text:span><text:span text:style-name="T68">5~10</text:span><text:span text:style-name="T67"> MB szabad terület</text:span></text:p>
      <text:h text:style-name="P28" text:outline-level="5">3. <text:span text:style-name="T35">Felhasználói útmutatást a programhoz<text:line-break/></text:span></text:h>
      <text:p text:style-name="P12">A programot a következő paraméterekkel lehet használni:</text:p>
      <text:p text:style-name="P13"><text:s text:c="4"/>--version: kiírja a program verzióját</text:p>
      <text:p text:style-name="P12"><text:s text:c="4"/>--help: kiírja a program használati utasítás<text:span text:style-name="T70">át</text:span></text:p>
      <text:p text:style-name="P12">A program üzemmódjai:</text:p>
      <text:p text:style-name="P20"><text:span text:style-name="T35"><text:s text:c="4"/>-send: küldő </text:span><text:span text:style-name="T36">üze</text:span><text:span text:style-name="T37">m</text:span><text:span text:style-name="T36">mód</text:span><text:span text:style-name="T35"> (alapértelmezett)</text:span></text:p>
      <text:p text:style-name="P20"><text:span text:style-name="T35"><text:s text:c="4"/>-receive: fogadó </text:span><text:span text:style-name="T36">üze</text:span><text:span text:style-name="T37">m</text:span><text:span text:style-name="T36">mód</text:span></text:p>
      <text:p text:style-name="P20"><text:span text:style-name="T35"><text:s text:c="4"/>-file: fájlt használ a ko</text:span><text:span text:style-name="T37">m</text:span><text:span text:style-name="T35">munikáció </text:span><text:span text:style-name="T36">megvalósítására</text:span><text:span text:style-name="T35"> (alapértelmezett)</text:span></text:p>
      <text:p text:style-name="P20"><text:span text:style-name="T35"><text:s text:c="4"/>-socket: socketet használ a kom</text:span><text:span text:style-name="T37">m</text:span><text:span text:style-name="T35">uniukáció </text:span><text:span text:style-name="T36">megvalósítására</text:span></text:p>
      <text:p text:style-name="P21"><text:span text:style-name="T36">A </text:span><text:span text:style-name="T34">programot a saját mappájában futtas</text:span><text:span text:style-name="T38">su</text:span><text:span text:style-name="T34">k fordítás után. Például így:</text:span></text:p>
      <text:p text:style-name="P14"><draw:frame text:anchor-type="paragraph" draw:z-index="1" draw:name="Text Frame 2" draw:style-name="gr1" draw:text-style-name="P33" svg:width="1.8925in" svg:height="0.576in" svg:x="2.4in" svg:y="0in"><draw:text-box><text:p text:style-name="P32"><text:span text:style-name="T75">./chart --version</text:span></text:p><text:p text:style-name="P32"><text:span text:style-name="T75">./chart -receive -socket</text:span></text:p><text:p text:style-name="P32"><text:span text:style-name="T75">./chart -send -socket</text:span></text:p></draw:text-box></draw:frame><text:line-break/><text:tab/></text:p>
      <text:h text:style-name="P30" text:outline-level="5"><text:soft-page-break/>4. <text:span text:style-name="T35">A program által visszaadott értékek </text:span></text:h>
      <text:p text:style-name="P19"/>
      <text:p text:style-name="P16"><text:tab/><text:span text:style-name="T33">0 – A program megfelelően leállt.</text:span></text:p>
      <text:p text:style-name="P15"><text:tab/><text:span text:style-name="T33">1 – A fut</text:span><text:span text:style-name="T71">t</text:span><text:span text:style-name="T33">atott állomány neve nem megfelelő.</text:span> </text:p>
      <text:p text:style-name="P15"><text:tab/><text:span text:style-name="T40">2 – Sikertelen memória allokálás / foglalás.</text:span></text:p>
      <text:p text:style-name="P15"><text:tab/><text:span text:style-name="T45">3</text:span><text:span text:style-name="T44"> – </text:span><text:span text:style-name="T45">Sikertelen fájl megnyitás / írás / olvasás.</text:span><text:span text:style-name="T44"> </text:span></text:p>
      <text:p text:style-name="P15"><text:tab/><text:span text:style-name="T49">4 – Nincs </text:span><text:span text:style-name="T50">fájl</text:span><text:span text:style-name="T49"> fogadó üze</text:span><text:span text:style-name="T71">m</text:span><text:span text:style-name="T49">módú folyamat.</text:span></text:p>
      <text:p text:style-name="P15"><text:tab/><text:span text:style-name="T54">5 – Nem sikerült a socket létrehozás.</text:span></text:p>
      <text:p text:style-name="P25"><text:tab/><text:span text:style-name="T56">6 – Nem sikerült az adat küldése.</text:span></text:p>
      <text:p text:style-name="P26"><text:tab/>7 – Nem sikerült az adat fogadása.</text:p>
      <text:p text:style-name="P26"><text:tab/>8 – Che<text:span text:style-name="T71">c</text:span>ksum érték nem megfelelő.</text:p>
      <text:p text:style-name="P25"><text:tab/><text:span text:style-name="T59">9 – Nem sikerült kötni a socketet.</text:span></text:p>
      <text:p text:style-name="P25"><text:span text:style-name="T61"><text:s text:c="3"/>10 – A fájlon keresztüli küldés szolgáltatás nem elérhető.</text:span></text:p>
      <text:p text:style-name="P25"><text:span text:style-name="T60"><text:s text:c="3"/>11 – A szerver nem válaszol.</text:span></text:p>
      <text:h text:style-name="P28" text:outline-level="5">5. Alprogramok<text:line-break/></text:h>
      <text:p text:style-name="P2">void chart_check(char *str)</text:p>
      <text:p text:style-name="P17"><text:tab/><text:span text:style-name="T6">Az </text:span><text:span text:style-name="T33">eljárás</text:span><text:span text:style-name="T6"> paraméterként megkapja a fu</text:span><text:span text:style-name="T73">t</text:span><text:span text:style-name="T6">tatott állomány </text:span><text:span text:style-name="T33">nevét. A program leáll egy hibaüzenettel és egy </text:span><text:span text:style-name="T39">hibakóddal</text:span><text:span text:style-name="T33">, ha ez a név nem egyezik meg</text:span><text:span text:style-name="T8"> ’chart’-</text:span><text:span text:style-name="T15">al. </text:span><text:span text:style-name="T16">Ellenkező esetben nem</text:span><text:span text:style-name="T15"> </text:span><text:span text:style-name="T16">ad vissza semmit.</text:span><text:span text:style-name="T7"> </text:span></text:p>
      <text:p text:style-name="P2">void version_argument()</text:p>
      <text:p text:style-name="P17"><text:tab/><text:span text:style-name="T39">Ez az eljárás végzi el a verziószám, a szerző és a program elkészültének kiíratását, majd <text:line-break/>leáll a program.</text:span></text:p>
      <text:p text:style-name="P3">double randfrom(double min, double max)</text:p>
      <text:p text:style-name="P18"><text:s text:c="2"/><text:tab/>A függvény vár egy minimum és egy maximum értéket, majd visszatér egy random generált számmal amely ez a két érték között szerepel.</text:p>
      <text:p text:style-name="P7">int Measurement(int **Values)</text:p>
      <text:p text:style-name="P15"><text:tab/><text:span text:style-name="T41">A függvény pszeudo cím szerinti paraméterátadás ként kap egy mutatót </text:span><text:span text:style-name="T74">a</text:span><text:span text:style-name="T41">mely </text:span><text:span text:style-name="T42">annak a területnek a helyére mutat amibe egy 3 állapotú 1 dimenziós bolyongás által generált értékeket tárolunk. A függvény majd visszatér ezeknek az értékek számával.</text:span></text:p>
      <text:p text:style-name="P2"/>
      <text:p text:style-name="P2"/>
      <text:p text:style-name="P2"><text:soft-page-break/>void BMPcreator(int *Values, int NumValues)</text:p>
      <text:p text:style-name="P15"><text:tab/><text:span text:style-name="T43">Az eljárás paraméterként megkapja a </text:span><text:span text:style-name="T9">Measurement</text:span><text:span text:style-name="T10">ben </text:span><text:span text:style-name="T17">létrehozott terület címét és a benne szereplő értékek számát. Majd ezek</text:span><text:span text:style-name="T18">et az értékeket egy 1 bit színmélységű BMP fájlban ábrázoljuk egy grafikonnal. Ez az eljárás írja meg binárisan ezt a kép</text:span><text:span text:style-name="T19">fájlt. A metódus nem tér vissza semmi</text:span><text:span text:style-name="T25">ly</text:span><text:span text:style-name="T19">en értékkel.</text:span></text:p>
      <text:p text:style-name="P7">int FindPID()</text:p>
      <text:p text:style-name="P15"><text:tab/><text:span text:style-name="T47">A függvény nem vár semmilyen paramétert. </text:span><text:span text:style-name="T48">Megkeresi a </text:span><text:span text:style-name="T11">’chart’ </text:span><text:span text:style-name="T20">nevű folyamat PID-jét (Process ID) amely nem egyezik meg a saját PID-jével </text:span><text:span text:style-name="T21">majd ezt azt értéket visszaadja. Viszont ha nincs másik ilyen folyamat akkor -1-et ad vissza.</text:span></text:p>
      <text:p text:style-name="P2">void SendViaFile(int *Values, int NumValues)</text:p>
      <text:p text:style-name="P24"><text:tab/><text:span text:style-name="T43">Az eljárás paraméterként megkapja a </text:span><text:span text:style-name="T9">Measurement</text:span><text:span text:style-name="T10">ben </text:span><text:span text:style-name="T17">létrehozott terület címét és a benne szereplő értékek számát. </text:span><text:span text:style-name="T14">Majd a felhasználó alapértelmezett könyvtárába létrehoz egy Measurements.txt fájlt amit feltölt az értékekkel. Ezek után küld egy s</text:span><text:span text:style-name="T22">z</text:span><text:span text:style-name="T14">ignált és nem tér vissza semmivel.</text:span></text:p>
      <text:p text:style-name="P4">void ReceiveViaFile(int sig<text:span text:style-name="T57">)</text:span></text:p>
      <text:p text:style-name="P5"><text:span text:style-name="T57"><text:tab/></text:span><text:span text:style-name="T27">Az eljárás </text:span><text:span text:style-name="T28">paraméterként kap egy egész számot, viszont ezzel nem fogunk semmit se csinálni. A metódus a Measurements.txt fájlt beolvassa egy dinamikusan lefoglalt memória területre, majd erre meghívja a </text:span><text:span text:style-name="T51">BMPcreator </text:span><text:span text:style-name="T28">eljárást </text:span><text:span text:style-name="T29">és nem tér vissza semmivel.</text:span></text:p>
      <text:p text:style-name="P5"><text:span text:style-name="T28"><text:s/></text:span><text:span text:style-name="T55">void SendViaSocket(int *Values, int NumValues)</text:span></text:p>
      <text:p text:style-name="P6"><text:tab/><text:span text:style-name="T52">Az eljárás paraméterként megkapja a Measurement</text:span><text:span text:style-name="T53">ben </text:span><text:span text:style-name="T30">létrehozott terület címét és a benne szereplő értékek számát. </text:span><text:span text:style-name="T31">Az eljárásban egy UDP kl</text:span><text:span text:style-name="T32">ien</text:span><text:span text:style-name="T31">s </text:span><text:span text:style-name="T32">fut</text:span><text:span text:style-name="T30"> </text:span><text:span text:style-name="T31">ami</text:span><text:span text:style-name="T26"> </text:span><text:span text:style-name="T31">először az értékek számát majd maga az értékeket továbbítja a szervernek. Mindeközbe ellenörzéseket végez. Miután sikeresen elküldött mindent akkor leállítja a klienst (socketet) és nem tér vissza semmivel.</text:span></text:p>
      <text:p text:style-name="P2">void ReceiveViaSocket()</text:p>
      <text:p text:style-name="P15"><text:tab/><text:span text:style-name="T62">Az eljárás paraméterként nem vár semmit. Az eljárásban megvalósítódik egy folyamatosan futó UDP szerver ami </text:span><text:span text:style-name="T63">adatokat vár. Először mindig csak egy számot ami a várt értékek száma, majd ezután megkapja maga az értékeket. Ezekre meghívja a </text:span><text:span text:style-name="T12">BMPcreator eljárást majd </text:span><text:span text:style-name="T23">újra várakozik további </text:span><text:span text:style-name="T24">beérkező adatokra.</text:span></text:p>
      <text:p text:style-name="P22"><text:span text:style-name="T13">void SignalHandler(int sig)</text:span> </text:p>
      <text:p text:style-name="Hanging_20_indent"><text:tab/><text:span text:style-name="T2">Az eljárás paraméterként kap egy egész számot (szignált) amelyre különböző kimeneteket produkál. SIGINT szignálra a program leáll helyesen, SIGUSR1-re és SIGA</text:span><text:span text:style-name="T4">L</text:span><text:span text:style-name="T2">RM-ra hibát ír és kilép egy hibakódd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e9cd" officeooo:paragraph-rsid="001be9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óna Noel </text:p>
      </style:header>
      <style:footer>
        <text:p text:style-name="Footer_20_right"><text:page-number text:select-page="current">3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9:31:28.968532392</meta:creation-date>
    <dc:date>2023-04-25T13:48:03.366398723</dc:date>
    <meta:editing-duration>PT3H26M12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631" meta:character-count="4506" meta:non-whitespace-character-count="3861"/>
  </office:meta>
</office:document-meta>
</file>